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1000000B881081EC8A17CDA3C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outline1">
      <style:graphic-properties draw:textarea-horizontal-align="center" draw:textarea-vertical-align="middle" fo:min-height="5.57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Heliallika tüübi tuvastamine</text:p>
          </draw:text-box>
        </draw:frame>
        <draw:frame presentation:style-name="pr2" draw:layer="layout" svg:width="25.199cm" svg:height="5.826cm" svg:x="1.401cm" svg:y="11.267cm" presentation:class="outline" presentation:user-transformed="true">
          <draw:text-box>
            <text:list text:style-name="L2">
              <text:list-header>
                <text:p>Margo Sall</text:p>
                <text:p>Kaido Siim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Täidetud ülesand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ynamic time warping ja Mel-frequency cepstrum algoritmid implementeeritud</text:p>
              </text:list-item>
              <text:list-item>
                <text:p>Heli sõrmejälgede hoiustamine lähtekoodis (muutmälu /seadme püsimälu)</text:p>
              </text:list-item>
              <text:list-item>
                <text:p>Esimene demonstratsioon projekti toimimisest, heliallikaks 3.5 mm kaabel arvutist ning väljundiks jadaporti printimine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>
          <draw:text-box>
            <text:p>Järgmise kahe nädala plaa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Korrelatsioon ja faasi nihke leidmine, parand</text:p>
              </text:list-item>
              <text:list-item>
                <text:p>Võrdluse algoritmi optimeerim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>
          <draw:text-box>
            <text:p>Üldine projekti kav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1-2. Planeerimine/tellimine</text:p>
              </text:list-item>
              <text:list-item>
                <text:p>3-4. IDF/ADF integreerimine</text:p>
              </text:list-item>
              <text:list-item>
                <text:p>5-6. Riistvara testimine, signaali kuvamine</text:p>
              </text:list-item>
              <text:list-item>
                <text:p>7-8. Siluri ülesseadmine, salvestus vigade silu</text:p>
              </text:list-item>
              <text:list-item>
                <text:p>9-10. „Sõrmejälgede” salvestamine, filtreerimine</text:p>
              </text:list-item>
              <text:list-item>
                <text:p><text:span text:style-name="T1">11-12. Faasi tuvastus, korrelatsioon</text:span></text:p>
              </text:list-item>
              <text:list-item>
                <text:p>13-14. Teekide ning „sõrmejälge” täiendamine</text:p>
              </text:list-item>
              <text:list-item>
                <text:p>15-16. Viimane kohendamine ja lõ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19T09:30:50.069119636</meta:creation-date>
    <meta:editing-duration>PT20M43S</meta:editing-duration>
    <meta:editing-cycles>14</meta:editing-cycles>
    <meta:generator>LibreOffice/6.3.3.2$Linux_X86_64 LibreOffice_project/30$Build-2</meta:generator>
    <dc:title>Blue Curve</dc:title>
    <dc:date>2019-11-19T09:54:25.814389223</dc:date>
    <meta:document-statistic meta:object-count="51"/>
  </office:meta>
</office:document-meta>
</file>